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vordan redigere FS-bok?</text:h>
      <text:h text:style-name="Heading_20_2" text:outline-level="2">Introduksjon</text:h>
      <text:p text:style-name="Text_20_body">FS-boken er skrevet I LaTeX. LaTeX er et scriptspråk som ligner på HTML, som gjør at brukeren ikke trenger å tenke på typografi. Det består av kildefilene, tex-filer. Disse kompilerers til pfd-dokument med korrekt typografi og layout ved hjelp av programmet <text:span text:style-name="T1">pdflatex</text:span>. </text:p>
      <text:p text:style-name="Text_20_body">Endringer I FS-boken holdes styr på av versjonskontrollprogrammet <text:span text:style-name="T1">git</text:span>. g<text:span text:style-name="T1">it </text:span>lite komplisert og lett å sette opp lokalt på en maskin og ble valgt av denne grunn. </text:p>
      <text:p text:style-name="Text_20_body">Masse info finnes om disse på google. Moral: har du et problem, google det, så finner du en løsning :-)</text:p>
      <text:h text:style-name="Heading_20_3" text:outline-level="3">Hvordan bruke GIT?</text:h>
      <text:h text:style-name="Heading_20_4" text:outline-level="4">Hvordan kunngjøre endringer I FS-boken</text:h>
      <text:h text:style-name="Heading_20_4" text:outline-level="4">Hvordan skrive ut differanse fra forrige versjon</text:h>
      <text:h text:style-name="Heading_20_2" text:outline-level="2">Om FS-bok malen</text:h>
      <text:p text:style-name="Text_20_body">Malen består av mange tex-filer. Hovedfilen heter <text:span text:style-name="T1">fsbok.tex.</text:span><text:span text:style-name="T3"> I denne filen defineres alle “environments” og alle småfiler inkluderes. Helt I starten av filen finnes det som heter </text:span><text:span text:style-name="T1">preamblen</text:span><text:span text:style-name="T3"> I LaTeX. Her finnes alle definisjoner av environments og alle stiler og pakker blir inkludert.</text:span></text:p>
      <text:p text:style-name="Text_20_body"><text:span text:style-name="T3">Så kommer selve dokumentet, det er definert innenfor taggene </text:span><text:span text:style-name="T1">\begin{document}....\end{document}</text:span><text:span text:style-name="T3">. Her skrives det som virkelig sees I dokumentet. </text:span></text:p>
      <text:p text:style-name="Text_20_body">Alle hoveddelene I FS-boken er delt opp I filer. f.eks <text:span text:style-name="T1">lover.tex, historikk.tex, vedtak.tex, fonds.tex, forretningsdriften.tex</text:span><text:span text:style-name="T3"> og alle intruksene som finnes I instruksmappa.</text:span></text:p>
      <text:h text:style-name="Heading_20_4" text:outline-level="4"><text:span text:style-name="T3">Environments I FS-boken</text:span></text:h>
      <text:p text:style-name="P1"><text:span text:style-name="T3">Lover: </text:span><text:span text:style-name="T4">Dette environmentet brukes på følgende måte:</text:span></text:p>
      <text:p text:style-name="P1"><text:span text:style-name="T4"><text:tab/></text:span><text:span text:style-name="T2">\begin{lovkapittel}{navn-på-loven} … \end{lovkapittel}</text:span></text:p>
      <text:p text:style-name="P2"><text:span text:style-name="T5">Inne I dette environmentet finnes del-environments:</text:span></text:p>
      <text:p text:style-name="P2"><text:span text:style-name="T5"><text:tab/></text:span><text:span text:style-name="T2">\begin{lovparagraf}{navn-på-paragraf} … \end{lovparagraf}</text:span></text:p>
      <text:p text:style-name="P2"><text:span text:style-name="T5">Ledd under dette skapes ved det innebygde environmentet I LaTeX </text:span><text:span text:style-name="T2">enumerate</text:span></text:p>
      <text:p text:style-name="P2"><text:span text:style-name="T5"><text:tab/></text:span><text:span text:style-name="T2">\begin{enumerate}</text:span></text:p>
      <text:p text:style-name="P2"><text:span text:style-name="T2"><text:tab/><text:tab/>\item førte ledd</text:span></text:p>
      <text:p text:style-name="P2"><text:span text:style-name="T2"><text:tab/><text:tab/>\item andre ledd</text:span></text:p>
      <text:p text:style-name="P2"><text:span text:style-name="T2"><text:tab/><text:tab/>osv....</text:span></text:p>
      <text:p text:style-name="P2"><text:span text:style-name="T2"><text:tab/>\end{enumerate}</text:span></text:p>
      <text:p text:style-name="P2"><text:span text:style-name="T5">Om man trenger underledd, så bruker man </text:span><text:span text:style-name="T2">\begin{enumerate} </text:span><text:span text:style-name="T5">på den \item som har underpunkter.</text:span></text:p>
      <text:p text:style-name="P2"><text:soft-page-break/><text:span text:style-name="T5"/></text:p>
      <text:p text:style-name="P2">Instruks:<text:span text:style-name="T5"> Instrukser skrives slik</text:span></text:p>
      <text:p text:style-name="P2"><text:span text:style-name="T5"><text:tab/></text:span><text:span text:style-name="T2">\begin{instruks}{dato-sist-oppdatert}{dato-godkjent-av-FS} … \end{instruks}</text:span></text:p>
      <text:p text:style-name="P3">Inni instruks environmentet brukes</text:p>
      <text:p text:style-name="P3"><text:tab/><text:span text:style-name="T1">\begin{instruksledd}{navn-på-ledd} … \end{instruksledd}</text:span></text:p>
      <text:p text:style-name="P3">Inne for underpunkter brukes, I likhet med lovene-environmentet, <text:span text:style-name="T1">\begin{enumerate}</text:span> osv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1T19:34:12</meta:creation-date>
    <dc:date>2010-09-21T20:47:03</dc:date>
    <meta:editing-duration>PT01H12M54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2" meta:paragraph-count="29" meta:word-count="275" meta:character-count="2055"/>
  </office:meta>
</office:document-meta>
</file>